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5.4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3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85cm" fo:min-width="4.6cm"/>
    </style:style>
    <style:style style:name="gr4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2.05cm" fo:min-width="5.9cm"/>
    </style:style>
    <style:style style:name="gr5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2.15cm" fo:min-width="5.1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8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65cm" fo:min-width="3.1cm"/>
    </style:style>
    <style:style style:name="gr9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95cm" fo:min-width="3.4cm"/>
    </style:style>
    <style:style style:name="gr10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1.95cm" fo:min-width="3.9cm"/>
    </style:style>
    <style:style style:name="gr11" style:family="graphic" style:parent-style-name="standard">
      <style:graphic-properties draw:stroke="solid" draw:stroke-dash="_32__20_Dots_20_1_20_Dash" draw:textarea-horizontal-align="justify" draw:textarea-vertical-align="middle" draw:auto-grow-height="false" fo:min-height="2.05cm" fo:min-width="3.7cm"/>
    </style:style>
    <style:style style:name="gr12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9cm" svg:height="2.2cm" svg:x="11.4cm" svg:y="1.5cm">
          <text:p text:style-name="P1"><text:span text:style-name="T1">AMERIC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1.8cm" svg:x="1.5cm" svg:y="6.5cm">
          <text:p text:style-name="P2">Fil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2.1cm" svg:x="7.6cm" svg:y="6.4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2.3cm" svg:x="21.4cm" svg:y="6.4cm">
          <text:p text:style-name="P2">Coming so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cm" svg:height="2.4cm" svg:x="13.9cm" svg:y="6.4cm">
          <text:p text:style-name="P2">carrell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cm" svg:height="2.1cm" svg:x="1.4cm" svg:y="10.8cm">
          <text:p text:style-name="P2">proiezion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9cm" svg:height="2.6cm" svg:x="1.6cm" svg:y="14.6cm">
          <text:p text:style-name="P2">Fil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6cm" svg:height="1.9cm" svg:x="8.7cm" svg:y="11.1cm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9cm" svg:height="2.2cm" svg:x="14.6cm" svg:y="11cm">
          <text:p text:style-name="P2">Sala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cm" svg:height="2.2cm" svg:x="22.2cm" svg:y="10.8cm">
          <text:p text:style-name="P2">Film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2cm" svg:height="2.3cm" svg:x="14.8cm" svg:y="14.8cm">
          <text:p text:style-name="P2">Posto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9cm" svg:y1="3.7cm" svg:x2="3.4cm" svg:y2="6.5cm">
          <text:p/>
        </draw:line>
        <draw:line draw:style-name="gr12" draw:text-style-name="P3" draw:layer="layout" svg:x1="13.9cm" svg:y1="3.7cm" svg:x2="24.9cm" svg:y2="6.3cm">
          <text:p/>
        </draw:line>
        <draw:line draw:style-name="gr12" draw:text-style-name="P3" draw:layer="layout" svg:x1="14.1cm" svg:y1="3.7cm" svg:x2="9.9cm" svg:y2="6.4cm">
          <text:p/>
        </draw:line>
        <draw:line draw:style-name="gr12" draw:text-style-name="P3" draw:layer="layout" svg:x1="13.9cm" svg:y1="3.6cm" svg:x2="16.9cm" svg:y2="6.3cm">
          <text:p/>
        </draw:line>
        <draw:line draw:style-name="gr12" draw:text-style-name="P3" draw:layer="layout" svg:x1="3.4cm" svg:y1="8.3cm" svg:x2="3.3cm" svg:y2="10.8cm">
          <text:p/>
        </draw:line>
        <draw:line draw:style-name="gr12" draw:text-style-name="P3" draw:layer="layout" svg:x1="3.3cm" svg:y1="12.9cm" svg:x2="3.3cm" svg:y2="14.6cm">
          <text:p/>
        </draw:line>
        <draw:line draw:style-name="gr12" draw:text-style-name="P3" draw:layer="layout" svg:x1="10.7cm" svg:y1="8.4cm" svg:x2="10.5cm" svg:y2="11.1cm">
          <text:p/>
        </draw:line>
        <draw:line draw:style-name="gr12" draw:text-style-name="P3" draw:layer="layout" svg:x1="8.6cm" svg:y1="12.3cm" svg:x2="5.6cm" svg:y2="12.4cm">
          <text:p/>
        </draw:line>
        <draw:line draw:style-name="gr12" draw:text-style-name="P3" draw:layer="layout" svg:x1="12.4cm" svg:y1="12.1cm" svg:x2="16cm" svg:y2="8.8cm">
          <text:p/>
        </draw:line>
        <draw:line draw:style-name="gr12" draw:text-style-name="P3" draw:layer="layout" svg:x1="17.2cm" svg:y1="8.9cm" svg:x2="17.2cm" svg:y2="11cm">
          <text:p/>
        </draw:line>
        <draw:line draw:style-name="gr12" draw:text-style-name="P3" draw:layer="layout" svg:x1="16.5cm" svg:y1="13.3cm" svg:x2="16.9cm" svg:y2="14.9cm">
          <text:p/>
        </draw:line>
        <draw:line draw:style-name="gr12" draw:text-style-name="P3" draw:layer="layout" svg:x1="24.9cm" svg:y1="8.7cm" svg:x2="25cm" svg:y2="10.8cm">
          <text:p/>
        </draw:line>
        <draw:line draw:style-name="gr12" draw:text-style-name="P3" draw:layer="layout" svg:x1="11.7cm" svg:y1="11.1cm" svg:x2="23.6cm" svg:y2="8.7cm">
          <text:p/>
        </draw:line>
        <draw:line draw:style-name="gr12" draw:text-style-name="P3" draw:layer="layout" svg:x1="5.5cm" svg:y1="16.4cm" svg:x2="14.7cm" svg:y2="12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3:06:40.116000000</meta:creation-date>
    <dc:date>2016-04-04T16:19:51.844000000</dc:date>
    <meta:editing-duration>PT7M21S</meta:editing-duration>
    <meta:editing-cycles>2</meta:editing-cycles>
    <meta:generator>LibreOffice/5.0.2.2$Windows_X86_64 LibreOffice_project/37b43f919e4de5eeaca9b9755ed688758a8251fe</meta:generator>
    <meta:document-statistic meta:object-count="25"/>
  </office:meta>
</office:document-meta>
</file>